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23f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over Letter</text:span></text:p>
      <text:p text:style-name="Text_20_body">Dear Hiring Team at Tort Experts,</text:p>
      <text:p text:style-name="Text_20_body">I am excited to apply for the Junior Full Stack Developer position at Tort Experts. With strong skills in React, and SQL, along with experience managing GitHub workflows and building efficient web solutions, I am eager to contribute to your mission of leveraging technology to create meaningful impact in the legal sector.</text:p>
      <text:p text:style-name="Text_20_body">I am particularly drawn to Tort Experts’ innovative approach to combining data-driven insights with transparency, as well as your focus on building agile, high-performing tools that drive business growth. I thrive in fast-paced environments where I can work both independently and collaboratively to improve systems, optimize workflows, and deliver high-quality solutions.</text:p>
      <text:p text:style-name="Text_20_body">I would welcome the opportunity to bring my technical expertise, problem-solving mindset, and enthusiasm for learning to your technology team. Thank you for considering my application—I look forward to the possibility of contributing to Tort Experts’ continued success.</text:p>
      <text:p text:style-name="Text_20_body">Sincerely,<text:line-break/><text:span text:style-name="T1">Pablo Daniel Almada</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1:10:30.188001600</meta:creation-date>
    <dc:date>2025-09-01T11:11:04.147237000</dc:date>
    <meta:editing-duration>PT35S</meta:editing-duration>
    <meta:editing-cycles>1</meta:editing-cycles>
    <meta:document-statistic meta:table-count="0" meta:image-count="0" meta:object-count="0" meta:page-count="1" meta:paragraph-count="6" meta:word-count="154" meta:character-count="1038" meta:non-whitespace-character-count="891"/>
    <meta:generator>LibreOffice/25.2.5.2$Windows_X86_64 LibreOffice_project/03d19516eb2e1dd5d4ccd751a0d6f35f35e08022</meta:generator>
  </office:meta>
</office:document-meta>
</file>